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officeooo:paragraph-rsid="0012acb7"/>
    </style:style>
    <style:style style:name="P2" style:family="paragraph" style:parent-style-name="Standard">
      <style:paragraph-properties fo:line-height="115%"/>
      <style:text-properties officeooo:rsid="0014363f" officeooo:paragraph-rsid="0014363f"/>
    </style:style>
    <style:style style:name="P3" style:family="paragraph" style:parent-style-name="Bibliography_20_1">
      <style:paragraph-properties fo:line-height="100%"/>
      <style:text-properties fo:font-size="10pt" style:font-size-asian="10pt" style:font-size-complex="10pt"/>
    </style:style>
    <style:style style:name="T1" style:family="text">
      <style:text-properties officeooo:rsid="0012acb7"/>
    </style:style>
    <style:style style:name="T2" style:family="text">
      <style:text-properties style:text-position="super 58%"/>
    </style:style>
    <style:style style:name="T3" style:family="text">
      <style:text-properties fo:font-variant="normal" fo:text-transform="none" style:text-position="super 58%" fo:font-style="normal" style:text-underline-style="none" fo:font-weight="normal"/>
    </style:style>
    <style:style style:name="T4" style:family="text">
      <style:text-properties fo:font-style="italic" style:font-style-asian="italic"/>
    </style:style>
    <style:style style:name="T5" style:family="text">
      <style:text-properties fo:font-weight="bold" style:font-weight-asian="bold"/>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niel Thomas Dissertation Abstract</text:p>
      <text:p text:style-name="P1"/>
      <text:p text:style-name="Standard">In chapter II, we employed sterile culture techniques and spatial sampling to examine leaves as possible vectors for transfer of their endophytic fungi from the canopy to substrate on the forest floor, as predicted by the Foraging Ascomycete hypothesis. Some foliar endophytic fungal species are also present as wood-decomposing fungi on the forest floor, that transfer of mycelium across these two life history stages can occur, that endophytic life history stages are buffered from environmental conditions in comparison to wood-decomposing fungi, and that spatial linkages between the two life history stages can be observed. <text:span text:style-name="T1">This chapter has been published as Thomas and Vandegrift (2016)</text:span><text:reference-mark-start text:name="ZOTERO_ITEM CSL_CITATION {&quot;citationID&quot;:&quot;wh6sMLtS&quot;,&quot;properties&quot;:{&quot;formattedCitation&quot;:&quot;\\super 1\\nosupersub{}&quot;,&quot;plainCitation&quot;:&quot;1&quot;,&quot;noteIndex&quot;:0},&quot;citationItems&quot;:[{&quot;id&quot;:9,&quot;uris&quot;:[&quot;http://zotero.org/users/1142741/items/A8UQKRIQ&quot;],&quot;uri&quot;:[&quot;http://zotero.org/users/1142741/items/A8UQKRIQ&quot;],&quot;itemData&quot;:{&quot;id&quot;:9,&quot;type&quot;:&quot;article-journal&quot;,&quot;title&quot;:&quot;Spatial Ecology of the Fungal Genus Xylaria in a Tropical Cloud Forest&quot;,&quot;container-title&quot;:&quot;Biotropica&quot;,&quot;page&quot;:&quot;381-393&quot;,&quot;volume&quot;:&quot;48&quot;,&quot;issue&quot;:&quot;3&quot;,&quot;source&quot;:&quot;Wiley Online Library&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DOI&quot;:&quot;10.1111/btp.12273&quot;,&quot;ISSN&quot;:&quot;1744-7429&quot;,&quot;journalAbbreviation&quot;:&quot;Biotropica&quot;,&quot;language&quot;:&quot;en&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u6sbRopl1E"/><text:span text:style-name="T3">1</text:span><text:reference-mark-end text:name="ZOTERO_ITEM CSL_CITATION {&quot;citationID&quot;:&quot;wh6sMLtS&quot;,&quot;properties&quot;:{&quot;formattedCitation&quot;:&quot;\\super 1\\nosupersub{}&quot;,&quot;plainCitation&quot;:&quot;1&quot;,&quot;noteIndex&quot;:0},&quot;citationItems&quot;:[{&quot;id&quot;:9,&quot;uris&quot;:[&quot;http://zotero.org/users/1142741/items/A8UQKRIQ&quot;],&quot;uri&quot;:[&quot;http://zotero.org/users/1142741/items/A8UQKRIQ&quot;],&quot;itemData&quot;:{&quot;id&quot;:9,&quot;type&quot;:&quot;article-journal&quot;,&quot;title&quot;:&quot;Spatial Ecology of the Fungal Genus Xylaria in a Tropical Cloud Forest&quot;,&quot;container-title&quot;:&quot;Biotropica&quot;,&quot;page&quot;:&quot;381-393&quot;,&quot;volume&quot;:&quot;48&quot;,&quot;issue&quot;:&quot;3&quot;,&quot;source&quot;:&quot;Wiley Online Library&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DOI&quot;:&quot;10.1111/btp.12273&quot;,&quot;ISSN&quot;:&quot;1744-7429&quot;,&quot;journalAbbreviation&quot;:&quot;Biotropica&quot;,&quot;language&quot;:&quot;en&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u6sbRopl1E"/>.</text:p>
      <text:p text:style-name="P1"/>
      <text:p text:style-name="Standard">In another study, described in chapter III, wood and leaf wood endophytes were sampled across a 25 ha plot, to explore landscape patterns of mycobiomes, and to explore the concept of a core microbiome in aerial plant tissues. We found that core microbiomes may be observed in a real ecological setting, but that the concept of core must be carefully defined and that some level of buffering from disturbance may be necessary to allow core microbiomes to assemble. <text:span text:style-name="T1">This chapter has been accepted with minor revisions, a preprint is available on bioRxiv</text:span><text:reference-mark-start text:name="ZOTERO_ITEM CSL_CITATION {&quot;citationID&quot;:&quot;oRoFVLdC&quot;,&quot;properties&quot;:{&quot;formattedCitation&quot;:&quot;\\super 2\\nosupersub{}&quot;,&quot;plainCitation&quot;:&quot;2&quot;,&quot;noteIndex&quot;:0},&quot;citationItems&quot;:[{&quot;id&quot;:147,&quot;uris&quot;:[&quot;http://zotero.org/users/1142741/items/5LYME2EY&quot;],&quot;uri&quot;:[&quot;http://zotero.org/users/1142741/items/5LYME2EY&quot;],&quot;itemData&quot;:{&quot;id&quot;:147,&quot;type&quot;:&quot;article-journal&quot;,&quot;title&quot;:&quot;Rolling a mycobiome down a hill: endophytes in the Taiwanese Cloud Forest&quot;,&quot;container-title&quot;:&quot;bioRxiv&quot;,&quot;abstract&quot;:&quot;Fungal endophytes of plants are ubiquitous and important to host plant health. Despite their ecological importance, landscape-level patterns of microbial communities in plant hosts are not well-characterized. Fungal wood-inhabiting and foliar endophyte communities from multiple tree hosts were sampled at multiple spatial scales across a 25 ha subtropical research plot in northern Taiwan, using culture-free, community DNA amplicon sequencing methods. Fungal endophyte communities were distinct between leaves and wood, but the mycobiomes were highly variable across and within tree species. Of the variance that could be explained, host tree species was the most important driver of mycobiome community-composition. Within a single tree species, \&quot;core\&quot; mycobiomes were characterized using cooccurrence analysis. These core groups of endophytes in leaves and wood show divergent spatial patterns. For wood endophytes, a more consistent, \&quot;minimal\&quot; core mycobiome coexisted with the host across the extent of the study. For leaf endophytes, the core fungi resembled a more dynamic, \&quot;gradient\&quot; model of the core microbiome, changing across the topography and distance of the study.&quot;,&quot;URL&quot;:&quot;http://biorxiv.org/content/early/2017/10/28/210641.abstract&quot;,&quot;DOI&quot;:&quot;10.1101/210641&quot;,&quot;author&quot;:[{&quot;family&quot;:&quot;Thomas&quot;,&quot;given&quot;:&quot;Daniel&quot;},{&quot;family&quot;:&quot;Vandegrift&quot;,&quot;given&quot;:&quot;Roo&quot;},{&quot;family&quot;:&quot;Ju&quot;,&quot;given&quot;:&quot;Yu-Ming&quot;},{&quot;family&quot;:&quot;Hsieh&quot;,&quot;given&quot;:&quot;H. M.&quot;},{&quot;family&quot;:&quot;Roy&quot;,&quot;given&quot;:&quot;B. A.&quot;}],&quot;issued&quot;:{&quot;date-parts&quot;:[[&quot;2017&quot;,1,1]]}}}],&quot;schema&quot;:&quot;https://github.com/citation-style-language/schema/raw/master/csl-citation.json&quot;} RNDlRK4UUt9h4"/><text:span text:style-name="T3">2</text:span><text:reference-mark-end text:name="ZOTERO_ITEM CSL_CITATION {&quot;citationID&quot;:&quot;oRoFVLdC&quot;,&quot;properties&quot;:{&quot;formattedCitation&quot;:&quot;\\super 2\\nosupersub{}&quot;,&quot;plainCitation&quot;:&quot;2&quot;,&quot;noteIndex&quot;:0},&quot;citationItems&quot;:[{&quot;id&quot;:147,&quot;uris&quot;:[&quot;http://zotero.org/users/1142741/items/5LYME2EY&quot;],&quot;uri&quot;:[&quot;http://zotero.org/users/1142741/items/5LYME2EY&quot;],&quot;itemData&quot;:{&quot;id&quot;:147,&quot;type&quot;:&quot;article-journal&quot;,&quot;title&quot;:&quot;Rolling a mycobiome down a hill: endophytes in the Taiwanese Cloud Forest&quot;,&quot;container-title&quot;:&quot;bioRxiv&quot;,&quot;abstract&quot;:&quot;Fungal endophytes of plants are ubiquitous and important to host plant health. Despite their ecological importance, landscape-level patterns of microbial communities in plant hosts are not well-characterized. Fungal wood-inhabiting and foliar endophyte communities from multiple tree hosts were sampled at multiple spatial scales across a 25 ha subtropical research plot in northern Taiwan, using culture-free, community DNA amplicon sequencing methods. Fungal endophyte communities were distinct between leaves and wood, but the mycobiomes were highly variable across and within tree species. Of the variance that could be explained, host tree species was the most important driver of mycobiome community-composition. Within a single tree species, \&quot;core\&quot; mycobiomes were characterized using cooccurrence analysis. These core groups of endophytes in leaves and wood show divergent spatial patterns. For wood endophytes, a more consistent, \&quot;minimal\&quot; core mycobiome coexisted with the host across the extent of the study. For leaf endophytes, the core fungi resembled a more dynamic, \&quot;gradient\&quot; model of the core microbiome, changing across the topography and distance of the study.&quot;,&quot;URL&quot;:&quot;http://biorxiv.org/content/early/2017/10/28/210641.abstract&quot;,&quot;DOI&quot;:&quot;10.1101/210641&quot;,&quot;author&quot;:[{&quot;family&quot;:&quot;Thomas&quot;,&quot;given&quot;:&quot;Daniel&quot;},{&quot;family&quot;:&quot;Vandegrift&quot;,&quot;given&quot;:&quot;Roo&quot;},{&quot;family&quot;:&quot;Ju&quot;,&quot;given&quot;:&quot;Yu-Ming&quot;},{&quot;family&quot;:&quot;Hsieh&quot;,&quot;given&quot;:&quot;H. M.&quot;},{&quot;family&quot;:&quot;Roy&quot;,&quot;given&quot;:&quot;B. A.&quot;}],&quot;issued&quot;:{&quot;date-parts&quot;:[[&quot;2017&quot;,1,1]]}}}],&quot;schema&quot;:&quot;https://github.com/citation-style-language/schema/raw/master/csl-citation.json&quot;} RNDlRK4UUt9h4"/>.</text:p>
      <text:p text:style-name="P1"/>
      <text:p text:style-name="Standard">In chapter IV, we return to examine some of the assumptions and implications of the Foraging Ascomycete hypothesis, with an agent-based model. We model the conditions under which dispersal through falling leaves may represent a fitness-enhancing dispersal strategy for fungi, and that deforestation as is currently underway throughout the world may have impacts on fungi that rely upon a canopy-inhabiting life stage for dispersal. <text:span text:style-name="T1">A preprint is available on bioRxiv</text:span><text:reference-mark-start text:name="ZOTERO_ITEM CSL_CITATION {&quot;citationID&quot;:&quot;QedPGmam&quot;,&quot;properties&quot;:{&quot;formattedCitation&quot;:&quot;\\super 3\\nosupersub{}&quot;,&quot;plainCitation&quot;:&quot;3&quot;,&quot;noteIndex&quot;:0},&quot;citationItems&quot;:[{&quot;id&quot;:639,&quot;uris&quot;:[&quot;http://zotero.org/users/1142741/items/X7S6R2VA&quot;],&quot;uri&quot;:[&quot;http://zotero.org/users/1142741/items/X7S6R2VA&quot;],&quot;itemData&quot;:{&quot;id&quot;:639,&quot;type&quot;:&quot;article-journal&quot;,&quot;title&quot;:&quot;An agent-based model of the Foraging Ascomycete Hypothesis&quot;,&quot;container-title&quot;:&quot;bioRxiv&quot;,&quot;abstract&quot;:&quot;Plant-fungal interactions are of paramount importance. Building useful ecological models of plant-fungal interactions is challenging, due to the complexity of habitat, varying definitions of biological basic units of interest, various spatial scales of dispersal, and non-linear, emergent properties of plant-fungal systems. Here we show that the bottom-up approach of agent-based models is useful for exploring the ecology of fungi. We constructed an agent-based model of the Foraging Ascomycete hypothesis, which proposes that some fungi maintain an endophytic life stage to enhance dispersal and bridge gaps in substrate in space and time. We characterized the general conditions in which dispersal through leaves may be worth the metabolic and fitness costs of endophytism. We also modeled possible effects of deforestation on leaf endophytes, highlighting how agent-based models can be useful for asking questions about changing ecosystems.&quot;,&quot;URL&quot;:&quot;http://biorxiv.org/content/early/2017/10/11/197707.abstract&quot;,&quot;DOI&quot;:&quot;10.1101/197707&quot;,&quot;author&quot;:[{&quot;family&quot;:&quot;Thomas&quot;,&quot;given&quot;:&quot;Daniel C&quot;},{&quot;family&quot;:&quot;Vandegrift&quot;,&quot;given&quot;:&quot;Roo&quot;},{&quot;family&quot;:&quot;Roy&quot;,&quot;given&quot;:&quot;Bitty&quot;}],&quot;issued&quot;:{&quot;date-parts&quot;:[[&quot;2017&quot;,1,1]]}}}],&quot;schema&quot;:&quot;https://github.com/citation-style-language/schema/raw/master/csl-citation.json&quot;} RNDvLOHDVWhUN"/><text:span text:style-name="T3">3</text:span><text:reference-mark-end text:name="ZOTERO_ITEM CSL_CITATION {&quot;citationID&quot;:&quot;QedPGmam&quot;,&quot;properties&quot;:{&quot;formattedCitation&quot;:&quot;\\super 3\\nosupersub{}&quot;,&quot;plainCitation&quot;:&quot;3&quot;,&quot;noteIndex&quot;:0},&quot;citationItems&quot;:[{&quot;id&quot;:639,&quot;uris&quot;:[&quot;http://zotero.org/users/1142741/items/X7S6R2VA&quot;],&quot;uri&quot;:[&quot;http://zotero.org/users/1142741/items/X7S6R2VA&quot;],&quot;itemData&quot;:{&quot;id&quot;:639,&quot;type&quot;:&quot;article-journal&quot;,&quot;title&quot;:&quot;An agent-based model of the Foraging Ascomycete Hypothesis&quot;,&quot;container-title&quot;:&quot;bioRxiv&quot;,&quot;abstract&quot;:&quot;Plant-fungal interactions are of paramount importance. Building useful ecological models of plant-fungal interactions is challenging, due to the complexity of habitat, varying definitions of biological basic units of interest, various spatial scales of dispersal, and non-linear, emergent properties of plant-fungal systems. Here we show that the bottom-up approach of agent-based models is useful for exploring the ecology of fungi. We constructed an agent-based model of the Foraging Ascomycete hypothesis, which proposes that some fungi maintain an endophytic life stage to enhance dispersal and bridge gaps in substrate in space and time. We characterized the general conditions in which dispersal through leaves may be worth the metabolic and fitness costs of endophytism. We also modeled possible effects of deforestation on leaf endophytes, highlighting how agent-based models can be useful for asking questions about changing ecosystems.&quot;,&quot;URL&quot;:&quot;http://biorxiv.org/content/early/2017/10/11/197707.abstract&quot;,&quot;DOI&quot;:&quot;10.1101/197707&quot;,&quot;author&quot;:[{&quot;family&quot;:&quot;Thomas&quot;,&quot;given&quot;:&quot;Daniel C&quot;},{&quot;family&quot;:&quot;Vandegrift&quot;,&quot;given&quot;:&quot;Roo&quot;},{&quot;family&quot;:&quot;Roy&quot;,&quot;given&quot;:&quot;Bitty&quot;}],&quot;issued&quot;:{&quot;date-parts&quot;:[[&quot;2017&quot;,1,1]]}}}],&quot;schema&quot;:&quot;https://github.com/citation-style-language/schema/raw/master/csl-citation.json&quot;} RNDvLOHDVWhUN"/>.</text:p>
      <text:p text:style-name="P1"/>
      <text:p text:style-name="Standard">In chapter V, some challenges associated with environmental sampling of microbes using illumina© MiSeq sequences are critically examined. We find that biases introduced by random sampling at various stages of environmental DNA extraction and illumina© MiSeq sequencing are not well corrected by currently accepted bioinformatic algorithms. In addition, information loss from differential extraction, PCR amplification, and sequencing success, requires that users of MiSeq read libraries to interpret read abundances carefully. <text:span text:style-name="T1">A preprint is available on bioRxiv</text:span><text:reference-mark-start text:name="ZOTERO_ITEM CSL_CITATION {&quot;citationID&quot;:&quot;SVslG5OX&quot;,&quot;properties&quot;:{&quot;formattedCitation&quot;:&quot;\\super 4\\nosupersub{}&quot;,&quot;plainCitation&quot;:&quot;4&quot;,&quot;noteIndex&quot;:0},&quot;citationItems&quot;:[{&quot;id&quot;:640,&quot;uris&quot;:[&quot;http://zotero.org/users/1142741/items/L47299KE&quot;],&quot;uri&quot;:[&quot;http://zotero.org/users/1142741/items/L47299KE&quot;],&quot;itemData&quot;:{&quot;id&quot;:640,&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biorxiv.org/content/early/2017/09/10/184960.abstract&quot;,&quot;DOI&quot;:&quot;10.1101/184960&quot;,&quot;author&quot;:[{&quot;family&quot;:&quot;Thomas&quot;,&quot;given&quot;:&quot;Daniel&quot;},{&quot;family&quot;:&quot;Bailes&quot;,&quot;given&quot;:&quot;Graham&quot;},{&quot;family&quot;:&quot;Vandegrift&quot;,&quot;given&quot;:&quot;Roo&quot;},{&quot;family&quot;:&quot;Roy&quot;,&quot;given&quot;:&quot;B. A.&quot;}],&quot;issued&quot;:{&quot;date-parts&quot;:[[&quot;2017&quot;,1,1]]}}}],&quot;schema&quot;:&quot;https://github.com/citation-style-language/schema/raw/master/csl-citation.json&quot;} RNDRZu6Bfiytb"/><text:span text:style-name="T3">4</text:span><text:reference-mark-end text:name="ZOTERO_ITEM CSL_CITATION {&quot;citationID&quot;:&quot;SVslG5OX&quot;,&quot;properties&quot;:{&quot;formattedCitation&quot;:&quot;\\super 4\\nosupersub{}&quot;,&quot;plainCitation&quot;:&quot;4&quot;,&quot;noteIndex&quot;:0},&quot;citationItems&quot;:[{&quot;id&quot;:640,&quot;uris&quot;:[&quot;http://zotero.org/users/1142741/items/L47299KE&quot;],&quot;uri&quot;:[&quot;http://zotero.org/users/1142741/items/L47299KE&quot;],&quot;itemData&quot;:{&quot;id&quot;:640,&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biorxiv.org/content/early/2017/09/10/184960.abstract&quot;,&quot;DOI&quot;:&quot;10.1101/184960&quot;,&quot;author&quot;:[{&quot;family&quot;:&quot;Thomas&quot;,&quot;given&quot;:&quot;Daniel&quot;},{&quot;family&quot;:&quot;Bailes&quot;,&quot;given&quot;:&quot;Graham&quot;},{&quot;family&quot;:&quot;Vandegrift&quot;,&quot;given&quot;:&quot;Roo&quot;},{&quot;family&quot;:&quot;Roy&quot;,&quot;given&quot;:&quot;B. A.&quot;}],&quot;issued&quot;:{&quot;date-parts&quot;:[[&quot;2017&quot;,1,1]]}}}],&quot;schema&quot;:&quot;https://github.com/citation-style-language/schema/raw/master/csl-citation.json&quot;} RNDRZu6Bfiytb"/>.</text:p>
      <text:p text:style-name="Standard"/>
      <text:section text:style-name="Sect1" text:name="ZOTERO_BIBL {&quot;uncited&quot;:[],&quot;omitted&quot;:[],&quot;custom&quot;:[]} CSL_BIBLIOGRAPHY RND5jgmZzWJMP">
        <text:p text:style-name="P3">1.<text:tab/>Thomas, D. C., Vandegrift, R., Ludden, A., Carroll, G. C. &amp; Roy, B. A. Spatial Ecology of the Fungal Genus Xylaria in a Tropical Cloud Forest. <text:span text:style-name="T4">Biotropica</text:span> <text:span text:style-name="T5">48</text:span>, 381–393 (2016).</text:p>
        <text:p text:style-name="P3">2.<text:tab/>Thomas, D., Vandegrift, R., Ju, Y.-M., Hsieh, H. M. &amp; Roy, B. A. Rolling a mycobiome down a hill: endophytes in the Taiwanese Cloud Forest. <text:span text:style-name="T4">bioRxiv</text:span> (2017). doi:10.1101/210641</text:p>
        <text:p text:style-name="P3">3.<text:tab/>Thomas, D. C., Vandegrift, R. &amp; Roy, B. An agent-based model of the Foraging Ascomycete Hypothesis. <text:span text:style-name="T4">bioRxiv</text:span> (2017). doi:10.1101/197707</text:p>
        <text:p text:style-name="P3">4.<text:tab/>Thomas, D., Bailes, G., Vandegrift, R. &amp; Roy, B. A. Understanding and mitigating some limitations of Illumina © MiSeq for environmental sequencing of fungi. <text:span text:style-name="T4">bioRxiv</text:span> (2017). doi:10.1101/184960</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1835in" fo:margin-right="0in" fo:margin-top="0in" fo:margin-bottom="0in" loext:contextual-spacing="false" style:line-height-at-least="0.3335in" fo:text-indent="-0.1835in" style:auto-text-indent="false">
        <style:tab-stops>
          <style:tab-stop style:position="0.1835in"/>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22:04:50.126001097</meta:creation-date>
    <dc:date>2018-11-05T22:16:57.389804344</dc:date>
    <meta:editing-duration>PT1M36S</meta:editing-duration>
    <meta:editing-cycles>1</meta:editing-cycles>
    <meta:document-statistic meta:table-count="0" meta:image-count="0" meta:object-count="0" meta:page-count="1" meta:paragraph-count="9" meta:word-count="455" meta:character-count="2997" meta:non-whitespace-character-count="2552"/>
    <meta:generator>LibreOffice/6.0.6.2$Linux_X86_64 LibreOffice_project/00m0$Build-2</meta:generator>
    <meta:user-defined meta:name="ZOTERO_PREF_1">&lt;data data-version="3" zotero-version="5.0.57"&gt;&lt;session id="CBeHRgXi"/&gt;&lt;style id="http://www.zotero.org/styles/nature" hasBibliography="1" bibliographyStyleHasBeenSet="1"/&gt;&lt;prefs&gt;&lt;pref name="fieldType" value="ReferenceMark"/&gt;&lt;pref name="automaticJournalAb</meta:user-defined>
    <meta:user-defined meta:name="ZOTERO_PREF_2">breviations" value="true"/&gt;&lt;/prefs&gt;&lt;/data&gt;</meta:user-defined>
  </office:meta>
</office:document-meta>
</file>